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text-properties style:font-name="Calibri Light" style:font-name-complex="Calibri Light"/>
    </style:style>
    <style:style style:name="T3" style:parent-style-name="Hyperlink" style:family="text">
      <style:text-properties style:font-name="Calibri Light" style:font-name-complex="Calibri Light"/>
    </style:style>
    <style:style style:name="P4" style:parent-style-name="Normal" style:family="paragraph">
      <style:text-properties style:font-name="Calibri Light" style:font-name-complex="Calibri Light"/>
    </style:style>
    <style:style style:name="P5" style:parent-style-name="Normal" style:family="paragraph">
      <style:text-properties style:font-name="Calibri Light" style:font-name-complex="Calibri Light"/>
    </style:style>
    <style:style style:name="P6" style:parent-style-name="Normal" style:family="paragraph">
      <style:text-properties style:font-name="Calibri Light" style:font-name-complex="Calibri Light"/>
    </style:style>
    <style:style style:name="P7" style:parent-style-name="Normal" style:family="paragraph">
      <style:text-properties style:font-name="Calibri Light" style:font-name-complex="Calibri Light"/>
    </style:style>
    <style:style style:name="P8" style:parent-style-name="Normal" style:family="paragraph">
      <style:paragraph-properties fo:text-align="center"/>
      <style:text-properties style:font-name="Calibri Light" style:font-name-complex="Calibri Light" fo:font-weight="bold" style:font-weight-asian="bold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style:font-name="Calibri Light" style:font-name-complex="Calibri Light" fo:font-weight="bold" style:font-weight-asian="bold"/>
    </style:style>
    <style:style style:name="T1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" style:parent-style-name="DefaultParagraphFont" style:family="text">
      <style:text-properties style:font-name="Calibri Light" style:font-name-complex="Calibri Light" fo:font-weight="bold" style:font-weight-asian="bold"/>
    </style:style>
    <style:style style:name="T1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" style:parent-style-name="DefaultParagraphFont" style:family="text">
      <style:text-properties style:font-name="Calibri Light" style:font-name-complex="Calibri Light" fo:font-weight="bold" style:font-weight-asian="bold"/>
    </style:style>
    <style:style style:name="T1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7" style:parent-style-name="Normal" style:family="paragraph">
      <style:text-properties style:font-name="Calibri Light" style:font-name-complex="Calibri Light"/>
    </style:style>
    <style:style style:name="T18" style:parent-style-name="Hyperlink" style:family="text">
      <style:text-properties style:font-name="Calibri Light" style:font-name-complex="Calibri Light"/>
    </style:style>
    <style:style style:name="P19" style:parent-style-name="Normal" style:family="paragraph">
      <style:text-properties style:font-name="Calibri Light" style:font-name-complex="Calibri Light"/>
    </style:style>
    <style:style style:name="P20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it" style:country-asian="IT" style:language-complex="ar" style:country-complex="SA" fo:hyphenate="true"/>
    </style:style>
    <style:style style:name="P21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it" style:country-asian="IT" style:language-complex="ar" style:country-complex="SA" fo:hyphenate="true"/>
    </style:style>
    <style:style style:name="P22" style:parent-style-name="Normal" style:family="paragraph">
      <style:text-properties style:font-name="Calibri Light" style:font-name-complex="Calibri Light" fo:language="en" fo:country="US"/>
    </style:style>
    <style:style style:name="P23" style:parent-style-name="Normal" style:family="paragraph">
      <style:text-properties style:font-name="Calibri Light" style:font-name-complex="Calibri Light"/>
    </style:style>
    <style:style style:name="P24" style:parent-style-name="Normal" style:family="paragraph">
      <style:text-properties style:font-name="Calibri Light" style:font-name-complex="Calibri Light"/>
    </style:style>
    <style:style style:name="P25" style:parent-style-name="Normal" style:family="paragraph">
      <style:paragraph-properties fo:text-align="center"/>
      <style:text-properties style:font-name="Calibri Light" style:font-name-complex="Calibri Light" fo:font-weight="bold" style:font-weight-asian="bold"/>
    </style:style>
    <style:style style:name="P26" style:parent-style-name="Normal" style:family="paragraph">
      <style:paragraph-properties fo:text-align="center"/>
      <style:text-properties style:font-name="Calibri Light" style:font-name-complex="Calibri Light" fo:font-weight="bold" style:font-weight-asian="bold"/>
    </style:style>
    <style:style style:name="P27" style:parent-style-name="Normal" style:family="paragraph">
      <style:text-properties style:font-name="Calibri Light" style:font-name-complex="Calibri Light"/>
    </style:style>
    <style:style style:name="T28" style:parent-style-name="Hyperlink" style:family="text">
      <style:text-properties style:font-name="Calibri Light" style:font-name-complex="Calibri Light"/>
    </style:style>
    <style:style style:name="T29" style:parent-style-name="DefaultParagraphFont" style:family="text">
      <style:text-properties style:font-name="Calibri Light" style:font-name-complex="Calibri Light"/>
    </style:style>
    <style:style style:name="P30" style:parent-style-name="Normal" style:family="paragraph">
      <style:text-properties style:font-name="Calibri Light" style:font-name-complex="Calibri Light"/>
    </style:style>
    <style:style style:name="T31" style:parent-style-name="Hyperlink" style:family="text">
      <style:text-properties style:font-name="Calibri Light" style:font-name-complex="Calibri Light"/>
    </style:style>
    <style:style style:name="P32" style:parent-style-name="Normal" style:family="paragraph">
      <style:text-properties style:font-name="Calibri Light" style:font-name-complex="Calibri Light"/>
    </style:style>
    <style:style style:name="P33" style:parent-style-name="Normal" style:family="paragraph">
      <style:text-properties style:font-name="Calibri Light" style:font-name-complex="Calibri Light"/>
    </style:style>
    <style:style style:name="P34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it" style:country-asian="IT" style:language-complex="ar" style:country-complex="SA" fo:hyphenate="true"/>
    </style:style>
    <style:style style:name="P35" style:parent-style-name="HTMLPreformatted" style:family="paragraph">
      <style:text-properties fo:color="#000000"/>
    </style:style>
    <style:style style:name="P36" style:parent-style-name="Normal" style:family="paragraph">
      <style:text-properties style:font-name="Calibri Light" style:font-name-complex="Calibri Light"/>
    </style:style>
    <style:style style:name="P37" style:parent-style-name="Normal" style:family="paragraph">
      <style:text-properties style:font-name="Calibri Light" style:font-name-complex="Calibri Light"/>
    </style:style>
    <style:style style:name="P38" style:parent-style-name="Normal" style:family="paragraph">
      <style:text-properties style:font-name="Calibri Light" style:font-name-complex="Calibri Light"/>
    </style:style>
    <style:style style:name="P39" style:parent-style-name="Normal" style:family="paragraph">
      <style:paragraph-properties fo:text-align="center"/>
      <style:text-properties style:font-name="Calibri Light" style:font-name-complex="Calibri Light" fo:font-weight="bold" style:font-weight-asian="bold"/>
    </style:style>
    <style:style style:name="P40" style:parent-style-name="Normal" style:family="paragraph">
      <style:paragraph-properties fo:text-align="center"/>
      <style:text-properties style:font-name="Calibri Light" style:font-name-complex="Calibri Light" fo:font-weight="bold" style:font-weight-asian="bold"/>
    </style:style>
    <style:style style:name="P41" style:parent-style-name="Normal" style:family="paragraph">
      <style:text-properties style:font-name="Calibri Light" style:font-name-complex="Calibri Light"/>
    </style:style>
    <style:style style:name="T42" style:parent-style-name="Hyperlink" style:family="text">
      <style:text-properties style:font-name="Calibri Light" style:font-name-complex="Calibri Light"/>
    </style:style>
    <style:style style:name="T43" style:parent-style-name="DefaultParagraphFont" style:family="text">
      <style:text-properties style:font-name="Calibri Light" style:font-name-complex="Calibri Light"/>
    </style:style>
    <style:style style:name="P44" style:parent-style-name="Normal" style:family="paragraph">
      <style:text-properties style:font-name="Calibri Light" style:font-name-complex="Calibri Light"/>
    </style:style>
    <style:style style:name="T45" style:parent-style-name="Hyperlink" style:family="text">
      <style:text-properties style:font-name="Calibri Light" style:font-name-complex="Calibri Light"/>
    </style:style>
    <style:style style:name="P46" style:parent-style-name="Normal" style:family="paragraph">
      <style:text-properties style:font-name="Calibri Light" style:font-name-complex="Calibri Light"/>
    </style:style>
    <style:style style:name="P47" style:parent-style-name="Normal" style:family="paragraph">
      <style:text-properties style:font-name="Calibri Light" style:font-name-complex="Calibri Light"/>
    </style:style>
    <style:style style:name="P48" style:parent-style-name="Normal" style:family="paragraph">
      <style:text-properties style:font-name="Calibri Light" style:font-name-complex="Calibri Light"/>
    </style:style>
    <style:style style:name="P49" style:parent-style-name="Normal" style:family="paragraph">
      <style:text-properties style:font-name="Calibri Light" style:font-name-complex="Calibri Light"/>
    </style:style>
    <style:style style:name="P50" style:parent-style-name="Normal" style:family="paragraph">
      <style:text-properties style:font-name="Calibri Light" style:font-name-complex="Calibri Light"/>
    </style:style>
    <style:style style:name="TableColumn52" style:family="table-column">
      <style:table-column-properties style:column-width="3.343in"/>
    </style:style>
    <style:style style:name="TableColumn53" style:family="table-column">
      <style:table-column-properties style:column-width="3.343in"/>
    </style:style>
    <style:style style:name="Table51" style:family="table">
      <style:table-properties style:width="6.6861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/>
      <style:text-properties style:font-name="Calibri Light" style:font-name-complex="Calibri Light" fo:font-weight="bold" style:font-weight-asian="bold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/>
      <style:text-properties style:font-name="Calibri Light" style:font-name-complex="Calibri Light" fo:font-weight="bold" style:font-weight-asian="bold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/>
      <style:text-properties style:font-name="Calibri Light" style:font-name-complex="Calibri Light" fo:font-weight="bold" style:font-weight-asian="bold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/>
      <style:text-properties style:font-name="Calibri Light" style:font-name-complex="Calibri Light" fo:font-weight="bold" style:font-weight-asian="bold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/>
      <style:text-properties style:font-name="Calibri Light" style:font-name-complex="Calibri Light" fo:font-weight="bold" style:font-weight-asian="bold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/>
      <style:text-properties style:font-name="Calibri Light" style:font-name-complex="Calibri Light" fo:font-weight="bold" style:font-weight-asian="bold"/>
    </style:style>
    <style:style style:name="P69" style:parent-style-name="Normal" style:family="paragraph">
      <style:paragraph-properties fo:text-align="center"/>
      <style:text-properties style:font-name="Calibri Light" style:font-name-complex="Calibri Light" fo:font-weight="bold" style:font-weight-asian="bold"/>
    </style:style>
    <style:style style:name="P70" style:parent-style-name="Normal" style:family="paragraph">
      <style:text-properties style:font-name="Calibri Light" style:font-name-complex="Calibri Light"/>
    </style:style>
  </office:automatic-styles>
  <office:body>
    <office:text text:use-soft-page-breaks="true">
      <text:h text:style-name="P1" text:outline-level="1">Verifica TPSIT – AJAX</text:h>
      <text:p text:style-name="Normal"/>
      <text:p text:style-name="Subtitle">Consegnare una cartella compressa chiamata Cognome contenente i files degli esercizi. I files degli esercizi si devono chiamare Cognome1.html, Cognome2.html, ecc.</text:p>
      <text:p text:style-name="Subtitle">Consegnare al link<text:s/><text:a xlink:href="https://script.google.com/macros/s/AKfycbx3Mn36N3G4CfGV-ju_NDdMtc9tr9-tkwm4Md-Xrei6GoYffiAs/exec" office:target-frame-name="_top" xlink:show="replace"><text:span text:style-name="Hyperlink">https://script.google.com/macros/s/AKfycbx3Mn36N3G4CfGV-ju_NDdMtc9tr9-tkwm4Md-Xrei6GoYffiAs/exec</text:span></text:a><text:s/></text:p>
      <text:h text:style-name="Heading2" text:outline-level="2"/>
      <text:h text:style-name="Heading2" text:outline-level="2">Esercizio 1</text:h>
      <text:p text:style-name="P2">Crea una pagina HTML che effettua<text:s/>una chiamata AJAX all’URL</text:p>
      <text:p text:style-name="Normal"><text:a xlink:href="http://www.riminiturismo.it/visitatori/ospitalita/dove-mangiare/ristoranti/xml" office:target-frame-name="_top" xlink:show="replace"><text:span text:style-name="T3">http://www.riminiturismo.it/visitatori/ospitalita/dove-mangiare/ristoranti/xml</text:span></text:a></text:p>
      <text:p text:style-name="P4">e mostra all’utente il numero complessivo dei ristoranti della provincia di Rimini ed il nome ed indirizzo del secondo ristorante</text:p>
      <text:p text:style-name="P5"/>
      <text:p text:style-name="P6">La pagina web deve mostrare a video:</text:p>
      <text:p text:style-name="P7"/>
      <text:p text:style-name="P8">Il numero complessivo dei ristoranti della provincia di Rimini è 290.</text:p>
      <text:p text:style-name="P9"><text:span text:style-name="T10">Uno di questi è l’</text:span><text:span text:style-name="T11">Agriturismo</text:span><text:span text:style-name="T12"><text:s/>chiamato<text:s/></text:span><text:span text:style-name="T13">Germolio</text:span><text:span text:style-name="T14"><text:s/>in</text:span><text:span text:style-name="T15"> via Delle Fonti Roma</text:span><text:span text:style-name="T16">ne 5</text:span></text:p>
      <text:p text:style-name="Normal"/>
      <text:h text:style-name="Heading2" text:outline-level="2">Esercizio 2</text:h>
      <text:p text:style-name="P17">Crea una pagina HTML che effettua una chiamata AJAX all’URL</text:p>
      <text:p text:style-name="Normal"><text:a xlink:href="http://api.population.io/1.0/population/Italy/today-and-tomorrow/?format=json" office:target-frame-name="_top" xlink:show="replace"><text:span text:style-name="T18">http://api.population.io/1.0/population/Italy/today-and-tomorrow/?format=json</text:span></text:a></text:p>
      <text:p text:style-name="P19">e mostra all’utente la differenza tra la popolazione di oggi e la popolazione di ieri, ad esempio dato il seguente file json:</text:p>
      <text:p text:style-name="P20"/>
      <text:p text:style-name="P21">{"total_population": [{"date": "2019-02-14", "population": 59776059}, {"date": "2019-02-15", "population": 59776005}]}</text:p>
      <text:p text:style-name="P22"/>
      <text:p text:style-name="P23">La<text:s/>pagina web deve mostrare a video:</text:p>
      <text:p text:style-name="P24"/>
      <text:p text:style-name="P25">-54</text:p>
      <text:p text:style-name="P26"/>
      <text:h text:style-name="Heading2" text:outline-level="2">Esercizio 3</text:h>
      <text:p text:style-name="P27">Crea una pagina HTML che effettua una chiamata AJAX all’URL</text:p>
      <text:p text:style-name="Normal"><text:a xlink:href="http://www.vizgr.org/historical-events/search.php" office:target-frame-name="_top" xlink:show="replace"><text:span text:style-name="T28">http://www.vizgr.org/historical-events/search.php</text:span></text:a><text:span text:style-name="T29"><text:s/></text:span></text:p>
      <text:p text:style-name="P30">L’URL accetta 4 parametri</text:p>
      <text:p text:style-name="Normal"><text:a xlink:href="http://www.vizgr.org/historical-events/search.php?format=json&amp;begin_date=-3000000&amp;end_date=20151231&amp;lang=it" office:target-frame-name="_top" xlink:show="replace"><text:span text:style-name="T31">http://www.vizgr.org/historical-events/search.php?format=json&amp;begin_date=-3000000&amp;end_date=20151231&amp;lang=it</text:span></text:a></text:p>
      <text:p text:style-name="P32"/>
      <text:p text:style-name="P33">Richiedere all’URL solo gli eventi avvenuti il 25/11/1984</text:p>
      <text:p text:style-name="P34"/>
      <text:p text:style-name="P35">{"result": {"count": "1", "event": {"date": "1984/11/25", "description": "Italia: il PDUP si scioglie e confluisce nel PCI.", "lang": "it", "category1": "Novembre", "granularity": "year"}}}</text:p>
      <text:p text:style-name="P36"/>
      <text:p text:style-name="P37">La pagina web deve mostrare<text:s/>a video:</text:p>
      <text:p text:style-name="P38"/>
      <text:p text:style-name="P39">1984/11/25 Italia: il PDUP si scioglie e confluisce nel PCI.</text:p>
      <text:p text:style-name="P40"/>
      <text:soft-page-break/>
      <text:h text:style-name="Heading2" text:outline-level="2">Esercizio 4</text:h>
      <text:p text:style-name="P41">Crea una pagina HTML che effettua una chiamata AJAX all’URL</text:p>
      <text:p text:style-name="Normal"><text:a xlink:href="http://www.vizgr.org/historical-events/search.php" office:target-frame-name="_top" xlink:show="replace"><text:span text:style-name="T42">http://www.vizgr.org/historical-events/search.php</text:span></text:a><text:span text:style-name="T43"><text:s/></text:span></text:p>
      <text:p text:style-name="P44">L’URL accetta 4 parametri</text:p>
      <text:p text:style-name="Normal"><text:a xlink:href="http://www.vizgr.org/historical-events/search.php?format=json&amp;begin_date=-3000000&amp;end_date=20151231&amp;lang=it" office:target-frame-name="_top" xlink:show="replace"><text:span text:style-name="T45">http://www.vizgr.org/historical-events/search.php?format=json&amp;begin_date=-3000000&amp;end_date=20151231&amp;lang=it</text:span></text:a></text:p>
      <text:p text:style-name="P46"/>
      <text:p text:style-name="P47">Richiedere all’URL tutti<text:s/>gli eventi avvenuti nell’anno 1984.</text:p>
      <text:p text:style-name="P48"/>
      <text:p text:style-name="P49">La pagina web deve mostrare a video una tabella con due colonne, data e descrizione dell’evento:</text:p>
      <text:p text:style-name="P50"/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DATA</text:p>
          </table:table-cell>
          <table:table-cell table:style-name="TableCell57">
            <text:p text:style-name="P58">EVENTO</text:p>
          </table:table-cell>
        </table:table-row>
        <table:table-row table:style-name="TableRow59">
          <table:table-cell table:style-name="TableCell60">
            <text:p text:style-name="P61">1984/11/25</text:p>
          </table:table-cell>
          <table:table-cell table:style-name="TableCell62">
            <text:p text:style-name="P63">Italia: il PDUP si scioglie e confluisce nel PCI.</text:p>
          </table:table-cell>
        </table:table-row>
        <table:table-row table:style-name="TableRow64">
          <table:table-cell table:style-name="TableCell65">
            <text:p text:style-name="P66">…</text:p>
          </table:table-cell>
          <table:table-cell table:style-name="TableCell67">
            <text:p text:style-name="P68"/>
          </table:table-cell>
        </table:table-row>
      </table:table>
      <text:p text:style-name="P69"/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bora bizzocchi</meta:initial-creator>
    <dc:creator>Angelo Galanti</dc:creator>
    <meta:creation-date>2018-04-09T09:29:00Z</meta:creation-date>
    <dc:date>2019-02-28T11:24:00Z</dc:date>
    <meta:template xlink:href="Normal.dotm" xlink:type="simple"/>
    <meta:editing-cycles>12</meta:editing-cycles>
    <meta:editing-duration>PT14520S</meta:editing-duration>
    <meta:document-statistic meta:page-count="2" meta:paragraph-count="6" meta:word-count="448" meta:character-count="3001" meta:row-count="21" meta:non-whitespace-character-count="2559"/>
  </office:meta>
</office:document-meta>
</file>